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eat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go out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cycle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orbike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roplane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ck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at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ffic light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 hydrant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p sig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king met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ch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r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ee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w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phant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ebra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raff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brella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dbag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itcas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sbe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owboar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orts ba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eball b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eball glov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ateboar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rfboar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nis rack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e gla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k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ife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oon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wl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ccoli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rot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t dog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zza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nut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ke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ttedplant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ningtab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ilet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vmoni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ptop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us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mo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yboar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l phon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rowav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ast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k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rigerato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ok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ck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se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issor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ddy bea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ir drier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othbrush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8">00/00/0000</text:date>, <text:time style:data-style-name="N2" text:time-value="09:53:07.0457046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5:21:19.835248044</meta:creation-date>
    <dc:date>2019-06-28T09:54:54.144095911</dc:date>
    <meta:editing-duration>PT9M46S</meta:editing-duration>
    <meta:editing-cycles>9</meta:editing-cycles>
    <meta:generator>LibreOffice/5.1.6.2$Linux_X86_64 LibreOffice_project/10m0$Build-2</meta:generator>
    <meta:document-statistic meta:table-count="1" meta:cell-count="1214" meta:object-count="0"/>
  </office:meta>
</office:document-meta>
</file>